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0624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34" calcext:value-type="float">
            <text:p>21.34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98 kWh</text:p>
          </table:table-cell>
          <table:table-cell office:value-type="float" office:value="485.83" calcext:value-type="float">
            <text:p>485.83</text:p>
          </table:table-cell>
          <table:table-cell office:value-type="string" calcext:value-type="string">
            <text:p>13-01-2018</text:p>
          </table:table-cell>
          <table:table-cell office:value-type="string" calcext:value-type="string">
            <text:p>10-02-2018</text:p>
          </table:table-cell>
          <table:table-cell office:value-type="float" office:value="2.67" calcext:value-type="float">
            <text:p>2.67</text:p>
          </table:table-cell>
          <table:table-cell office:value-type="float" office:value="-4.47" calcext:value-type="float">
            <text:p>-4.47</text:p>
          </table:table-cell>
          <table:table-cell office:value-type="float" office:value="-8.82" calcext:value-type="float">
            <text:p>-8.82</text:p>
          </table:table-cell>
          <table:table-cell office:value-type="float" office:value="-256.6" calcext:value-type="float">
            <text:p>-256.6</text:p>
          </table:table-cell>
          <table:table-cell office:value-type="string" calcext:value-type="string">
            <text:p>T-0</text:p>
          </table:table-cell>
          <table:table-cell office:value-type="float" office:value="270.03" calcext:value-type="float">
            <text:p>270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26" calcext:value-type="float">
            <text:p>21.26</text:p>
          </table:table-cell>
          <table:table-cell/>
          <table:table-cell office:value-type="float" office:value="29.97" calcext:value-type="float">
            <text:p>29.97</text:p>
          </table:table-cell>
          <table:table-cell office:value-type="string" calcext:value-type="string">
            <text:p>91 kWh</text:p>
          </table:table-cell>
          <table:table-cell office:value-type="float" office:value="443.24" calcext:value-type="float">
            <text:p>443.24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3-01-2018</text:p>
          </table:table-cell>
          <table:table-cell office:value-type="float" office:value="2.47" calcext:value-type="float">
            <text:p>2.47</text:p>
          </table:table-cell>
          <table:table-cell office:value-type="float" office:value="-4.46" calcext:value-type="float">
            <text:p>-4.46</text:p>
          </table:table-cell>
          <table:table-cell office:value-type="float" office:value="-8.79" calcext:value-type="float">
            <text:p>-8.79</text:p>
          </table:table-cell>
          <table:table-cell office:value-type="float" office:value="-234.11" calcext:value-type="float">
            <text:p>-234.11</text:p>
          </table:table-cell>
          <table:table-cell office:value-type="string" calcext:value-type="string">
            <text:p>T-0</text:p>
          </table:table-cell>
          <table:table-cell office:value-type="float" office:value="249.58" calcext:value-type="float">
            <text:p>249.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29.85" calcext:value-type="float">
            <text:p>29.85</text:p>
          </table:table-cell>
          <table:table-cell office:value-type="string" calcext:value-type="string">
            <text:p>132 kWh</text:p>
          </table:table-cell>
          <table:table-cell office:value-type="float" office:value="739.56" calcext:value-type="float">
            <text:p>739.56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4.33" calcext:value-type="float">
            <text:p>4.33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390.62" calcext:value-type="float">
            <text:p>-390.62</text:p>
          </table:table-cell>
          <table:table-cell office:value-type="string" calcext:value-type="string">
            <text:p>T-0</text:p>
          </table:table-cell>
          <table:table-cell office:value-type="float" office:value="437.08" calcext:value-type="float">
            <text:p>437.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118 kWh</text:p>
          </table:table-cell>
          <table:table-cell office:value-type="float" office:value="629.25" calcext:value-type="float">
            <text:p>629.25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3.8" calcext:value-type="float">
            <text:p>3.8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332.36" calcext:value-type="float">
            <text:p>-332.36</text:p>
          </table:table-cell>
          <table:table-cell office:value-type="string" calcext:value-type="string">
            <text:p>T-0</text:p>
          </table:table-cell>
          <table:table-cell office:value-type="float" office:value="384.15" calcext:value-type="float">
            <text:p>384.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string" calcext:value-type="string">
            <text:p>131 kWh</text:p>
          </table:table-cell>
          <table:table-cell office:value-type="float" office:value="725.8" calcext:value-type="float">
            <text:p>725.8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4.26" calcext:value-type="float">
            <text:p>4.26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383.35" calcext:value-type="float">
            <text:p>-383.35</text:p>
          </table:table-cell>
          <table:table-cell office:value-type="string" calcext:value-type="string">
            <text:p>T-0</text:p>
          </table:table-cell>
          <table:table-cell office:value-type="float" office:value="429.84" calcext:value-type="float">
            <text:p>429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29.48" calcext:value-type="float">
            <text:p>29.48</text:p>
          </table:table-cell>
          <table:table-cell office:value-type="string" calcext:value-type="string">
            <text:p>135 kWh</text:p>
          </table:table-cell>
          <table:table-cell office:value-type="float" office:value="753.14" calcext:value-type="float">
            <text:p>753.14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4.38" calcext:value-type="float">
            <text:p>4.38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397.79" calcext:value-type="float">
            <text:p>-397.79</text:p>
          </table:table-cell>
          <table:table-cell office:value-type="string" calcext:value-type="string">
            <text:p>T-0</text:p>
          </table:table-cell>
          <table:table-cell office:value-type="float" office:value="442.52" calcext:value-type="float">
            <text:p>442.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0.64" calcext:value-type="float">
            <text:p>0.64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38 kWh</text:p>
          </table:table-cell>
          <table:table-cell office:value-type="float" office:value="772.82" calcext:value-type="float">
            <text:p>772.82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4.47" calcext:value-type="float">
            <text:p>4.47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408.19" calcext:value-type="float">
            <text:p>-408.19</text:p>
          </table:table-cell>
          <table:table-cell office:value-type="string" calcext:value-type="string">
            <text:p>T-0</text:p>
          </table:table-cell>
          <table:table-cell office:value-type="float" office:value="452.19" calcext:value-type="float">
            <text:p>452.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29.24" calcext:value-type="float">
            <text:p>29.24</text:p>
          </table:table-cell>
          <table:table-cell office:value-type="string" calcext:value-type="string">
            <text:p>141 kWh</text:p>
          </table:table-cell>
          <table:table-cell office:value-type="float" office:value="792.24" calcext:value-type="float">
            <text:p>792.24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4.56" calcext:value-type="float">
            <text:p>4.56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418.43" calcext:value-type="float">
            <text:p>-418.43</text:p>
          </table:table-cell>
          <table:table-cell office:value-type="string" calcext:value-type="string">
            <text:p>T-0</text:p>
          </table:table-cell>
          <table:table-cell office:value-type="float" office:value="460.48" calcext:value-type="float">
            <text:p>460.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string" calcext:value-type="string">
            <text:p>152 kWh</text:p>
          </table:table-cell>
          <table:table-cell office:value-type="float" office:value="860.4" calcext:value-type="float">
            <text:p>860.4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5.43" calcext:value-type="float">
            <text:p>5.43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454.41" calcext:value-type="float">
            <text:p>-454.41</text:p>
          </table:table-cell>
          <table:table-cell office:value-type="string" calcext:value-type="string">
            <text:p>T-0</text:p>
          </table:table-cell>
          <table:table-cell office:value-type="float" office:value="548.92" calcext:value-type="float">
            <text:p>548.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87.02" calcext:value-type="float">
            <text:p>87.02</text:p>
          </table:table-cell>
          <table:table-cell office:value-type="string" calcext:value-type="string">
            <text:p>158 kWh</text:p>
          </table:table-cell>
          <table:table-cell office:value-type="float" office:value="889.53" calcext:value-type="float">
            <text:p>889.53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0.52" calcext:value-type="float">
            <text:p>10.52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62.52" calcext:value-type="float">
            <text:p>1062.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0.25" calcext:value-type="float">
            <text:p>0.25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138 kWh</text:p>
          </table:table-cell>
          <table:table-cell office:value-type="float" office:value="743.77" calcext:value-type="float">
            <text:p>743.77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4.33" calcext:value-type="float">
            <text:p>4.33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392.09" calcext:value-type="float">
            <text:p>-392.09</text:p>
          </table:table-cell>
          <table:table-cell office:value-type="string" calcext:value-type="string">
            <text:p>T-0</text:p>
          </table:table-cell>
          <table:table-cell office:value-type="float" office:value="437.37" calcext:value-type="float">
            <text:p>437.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86.32" calcext:value-type="float">
            <text:p>86.32</text:p>
          </table:table-cell>
          <table:table-cell office:value-type="string" calcext:value-type="string">
            <text:p>151 kWh</text:p>
          </table:table-cell>
          <table:table-cell office:value-type="float" office:value="834.62" calcext:value-type="float">
            <text:p>834.62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5.32" calcext:value-type="float">
            <text:p>5.32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440.2" calcext:value-type="float">
            <text:p>-440.2</text:p>
          </table:table-cell>
          <table:table-cell office:value-type="string" calcext:value-type="string">
            <text:p>T-0</text:p>
          </table:table-cell>
          <table:table-cell office:value-type="float" office:value="537.21" calcext:value-type="float">
            <text:p>537.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8:16:03.788000000</meta:creation-date>
    <dc:date>2018-03-26T08:19:55.226000000</dc:date>
    <meta:editing-duration>PT3M51S</meta:editing-duration>
    <meta:editing-cycles>1</meta:editing-cycles>
    <meta:document-statistic meta:table-count="1" meta:cell-count="168" meta:object-count="0"/>
    <meta:generator>LibreOffice/5.3.4.2$Windows_x86 LibreOffice_project/f82d347ccc0be322489bf7da61d7e4ad13fe2ff3</meta:generator>
  </office:meta>
</office:document-meta>
</file>